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ata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izeDatabaseIntegrationTests.testScriptNameWit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ializeDatabaseIntegrationTests.testCache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ializeDatabaseIntegrationTests.testScriptNameWith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ializeDatabaseIntegrationTests.testScriptNameWith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Data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izeDatabaseIntegrationTests.testCreateEmbedded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ata.getCache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izeDatabaseIntegrationTests.assertCorrectSetup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ializeDatabaseIntegrationTests.testIgnoreFailedD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ializeDatabaseIntegrationTests.testDisableCreateEmbedded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ializeDatabaseIntegrationTests.af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itializeDatabaseIntegrationTests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